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enlo" svg:font-family="Menlo, Monaco, Consolas, 'Courier New', monospace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officeooo:rsid="000efb42" officeooo:paragraph-rsid="000efb42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165c76" officeooo:paragraph-rsid="00165c76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0efb42" officeooo:paragraph-rsid="000efb42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102865" officeooo:paragraph-rsid="00102865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officeooo:paragraph-rsid="00102865"/>
    </style:style>
    <style:style style:name="P6" style:family="paragraph" style:parent-style-name="Standard">
      <style:paragraph-properties fo:text-align="justify" style:justify-single-word="false"/>
      <style:text-properties style:font-name="FreeMono" officeooo:paragraph-rsid="00102865"/>
    </style:style>
    <style:style style:name="P7" style:family="paragraph" style:parent-style-name="Standard">
      <style:paragraph-properties fo:text-align="justify" style:justify-single-word="false"/>
      <style:text-properties style:font-name="FreeMono" officeooo:rsid="00102865" officeooo:paragraph-rsid="00102865"/>
    </style:style>
    <style:style style:name="P8" style:family="paragraph" style:parent-style-name="Standard">
      <style:paragraph-properties fo:text-align="justify" style:justify-single-word="false"/>
      <style:text-properties style:font-name="Liberation Serif" officeooo:rsid="00102865" officeooo:paragraph-rsid="00102865"/>
    </style:style>
    <style:style style:name="P9" style:family="paragraph" style:parent-style-name="Standard">
      <style:paragraph-properties fo:text-align="justify" style:justify-single-word="false"/>
      <style:text-properties style:font-name="Liberation Serif" officeooo:rsid="0011bc58" officeooo:paragraph-rsid="0011bc58"/>
    </style:style>
    <style:style style:name="P10" style:family="paragraph" style:parent-style-name="Standard">
      <style:paragraph-properties fo:text-align="center" style:justify-single-word="false"/>
      <style:text-properties style:font-name="Liberation Serif" fo:font-weight="bold" officeooo:rsid="0011bc58" officeooo:paragraph-rsid="0011bc58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Liberation Serif" fo:font-weight="bold" officeooo:rsid="00131b0b" officeooo:paragraph-rsid="00131b0b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Liberation Serif" fo:font-weight="bold" officeooo:rsid="00330e81" officeooo:paragraph-rsid="00330e81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Liberation Serif" fo:font-weight="normal" officeooo:rsid="00131b0b" officeooo:paragraph-rsid="00131b0b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fo:color="#383838" style:font-name="FreeMono" fo:font-size="12pt" fo:letter-spacing="normal" fo:font-style="normal" fo:font-weight="normal" officeooo:rsid="00131b0b" officeooo:paragraph-rsid="00131b0b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variant="normal" fo:text-transform="none" fo:color="#383838" style:font-name="Menlo" fo:font-size="9.75pt" fo:letter-spacing="normal" fo:font-style="normal" fo:font-weight="normal" officeooo:rsid="00131b0b" officeooo:paragraph-rsid="00131b0b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383838" style:font-name="Liberation Serif" fo:font-size="12pt" fo:letter-spacing="normal" fo:font-style="normal" fo:font-weight="bold" officeooo:rsid="0019119b" officeooo:paragraph-rsid="0019119b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383838" style:font-name="Liberation Serif" fo:font-size="12pt" fo:letter-spacing="normal" fo:font-style="normal" fo:font-weight="bold" officeooo:rsid="001d8159" officeooo:paragraph-rsid="001d8159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383838" style:font-name="Liberation Serif" fo:font-size="12pt" fo:letter-spacing="normal" fo:font-style="normal" fo:font-weight="bold" officeooo:rsid="001d8159" officeooo:paragraph-rsid="001d8159" style:font-size-asian="10.5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383838" style:font-name="Liberation Serif" fo:font-size="12pt" fo:letter-spacing="normal" fo:font-style="normal" fo:font-weight="bold" officeooo:rsid="001ee8de" officeooo:paragraph-rsid="001ee8de" style:font-size-asian="10.5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383838" style:font-name="Liberation Serif" fo:font-size="12pt" fo:letter-spacing="normal" fo:font-style="normal" fo:font-weight="bold" officeooo:rsid="0021903a" officeooo:paragraph-rsid="0021903a" style:font-size-asian="10.5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383838" style:font-name="Liberation Serif" fo:font-size="12pt" fo:letter-spacing="normal" fo:font-style="normal" fo:font-weight="bold" officeooo:rsid="0026af4c" officeooo:paragraph-rsid="0026af4c" style:font-size-asian="10.5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variant="normal" fo:text-transform="none" fo:color="#383838" style:font-name="Liberation Serif" fo:font-size="12pt" fo:letter-spacing="normal" fo:font-style="normal" fo:font-weight="bold" officeooo:rsid="0019119b" officeooo:paragraph-rsid="0019119b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Liberation Serif" fo:font-size="12pt" fo:letter-spacing="normal" fo:font-style="normal" fo:font-weight="bold" officeooo:rsid="0027cd2d" officeooo:paragraph-rsid="0027cd2d" style:font-size-asian="10.5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Liberation Serif" fo:font-size="12pt" fo:letter-spacing="normal" fo:font-style="normal" fo:font-weight="bold" officeooo:rsid="0027cd2d" officeooo:paragraph-rsid="0031a45e" style:font-size-asian="10.5pt" style:font-style-asian="normal" style:font-weight-asian="bold" style:font-size-complex="12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Liberation Serif" fo:font-size="12pt" fo:letter-spacing="normal" fo:font-style="normal" fo:font-weight="bold" officeooo:rsid="002d8b89" officeooo:paragraph-rsid="002d8b89" style:font-size-asian="10.5pt" style:font-style-asian="normal" style:font-weight-asian="bold" style:font-size-complex="12pt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Liberation Serif" fo:font-size="12pt" fo:letter-spacing="normal" fo:font-style="normal" fo:font-weight="bold" officeooo:rsid="002d8b89" officeooo:paragraph-rsid="0031c47c" style:font-size-asian="10.5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text-underline-style="none" fo:font-weight="normal" officeooo:rsid="00165c76" officeooo:paragraph-rsid="00165c76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color="#0066b3" style:font-name="Liberation Serif" fo:font-style="italic" fo:font-weight="normal" officeooo:rsid="00330e81" officeooo:paragraph-rsid="00330e81" style:font-style-asian="italic" style:font-weight-asian="normal" style:font-style-complex="italic" style:font-weight-complex="normal"/>
    </style:style>
    <style:style style:name="T1" style:family="text">
      <style:text-properties fo:font-variant="normal" fo:text-transform="none" fo:color="#000000" style:font-name="FreeMono" fo:font-size="12pt" fo:letter-spacing="normal" fo:font-style="normal" fo:font-weight="normal" officeooo:rsid="00102865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color="#000000" style:font-name="Liberation Serif" fo:font-size="12pt" fo:letter-spacing="normal" fo:font-style="normal" fo:font-weight="normal" officeooo:rsid="00102865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fo:color="#000000" style:font-name="Liberation Serif" fo:font-size="12pt" fo:letter-spacing="normal" fo:font-style="normal" fo:font-weight="normal" officeooo:rsid="0014fd26" style:font-size-asian="12pt" style:font-weight-asian="normal" style:font-size-complex="12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02865" style:font-weight-asian="normal" style:font-weight-complex="normal"/>
    </style:style>
    <style:style style:name="T6" style:family="text">
      <style:text-properties fo:font-weight="normal" officeooo:rsid="001d8159" style:font-weight-asian="normal" style:font-weight-complex="normal"/>
    </style:style>
    <style:style style:name="T7" style:family="text">
      <style:text-properties fo:font-weight="normal" officeooo:rsid="001ee8de" style:font-weight-asian="normal" style:font-weight-complex="normal"/>
    </style:style>
    <style:style style:name="T8" style:family="text">
      <style:text-properties fo:font-weight="normal" officeooo:rsid="0020a347" style:font-weight-asian="normal" style:font-weight-complex="normal"/>
    </style:style>
    <style:style style:name="T9" style:family="text">
      <style:text-properties fo:font-weight="normal" officeooo:rsid="0022e0ea" style:font-weight-asian="normal" style:font-weight-complex="normal"/>
    </style:style>
    <style:style style:name="T10" style:family="text">
      <style:text-properties fo:font-weight="normal" officeooo:rsid="0024d06a" style:font-weight-asian="normal" style:font-weight-complex="normal"/>
    </style:style>
    <style:style style:name="T11" style:family="text">
      <style:text-properties fo:font-weight="normal" officeooo:rsid="002b65dc" style:font-weight-asian="normal" style:font-weight-complex="normal"/>
    </style:style>
    <style:style style:name="T12" style:family="text">
      <style:text-properties fo:font-weight="normal" officeooo:rsid="002ec0c7" style:font-weight-asian="normal" style:font-weight-complex="normal"/>
    </style:style>
    <style:style style:name="T13" style:family="text">
      <style:text-properties fo:font-weight="normal" officeooo:rsid="00301f76" style:font-weight-asian="normal" style:font-weight-complex="normal"/>
    </style:style>
    <style:style style:name="T14" style:family="text">
      <style:text-properties fo:font-weight="normal" style:font-style-asian="normal" style:font-weight-asian="normal" style:font-style-complex="normal" style:font-weight-complex="normal"/>
    </style:style>
    <style:style style:name="T15" style:family="text">
      <style:text-properties fo:font-size="12pt" fo:font-weight="normal" officeooo:rsid="00102865" style:font-size-asian="12pt" style:font-weight-asian="normal" style:font-size-complex="12pt" style:font-weight-complex="normal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19119b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2ec0c7" style:font-style-asian="italic" style:font-weight-asian="normal" style:font-style-complex="italic" style:font-weight-complex="normal"/>
    </style:style>
    <style:style style:name="T21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2" style:family="text">
      <style:text-properties fo:font-style="italic" style:text-underline-style="none" fo:font-weight="normal" officeooo:rsid="0020a347" style:font-style-asian="italic" style:font-weight-asian="normal" style:font-style-complex="italic" style:font-weight-complex="normal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style:font-style-asian="normal" style:font-style-complex="normal"/>
    </style:style>
    <style:style style:name="T26" style:family="text">
      <style:text-properties officeooo:rsid="001a0944"/>
    </style:style>
    <style:style style:name="T27" style:family="text">
      <style:text-properties fo:color="#0066b3" fo:font-style="italic" fo:font-weight="normal" officeooo:rsid="001d8159" fo:background-color="transparent" loext:char-shading-value="0" style:font-style-asian="italic" style:font-weight-asian="normal" style:font-style-complex="italic" style:font-weight-complex="normal"/>
    </style:style>
    <style:style style:name="T28" style:family="text">
      <style:text-properties fo:color="#0066b3" fo:font-style="italic" fo:font-weight="normal" style:font-style-asian="italic" style:font-weight-asian="normal" style:font-style-complex="italic" style:font-weight-complex="normal"/>
    </style:style>
    <style:style style:name="T29" style:family="text">
      <style:text-properties fo:color="#0066b3" fo:font-style="italic" fo:font-weight="normal" officeooo:rsid="001ee8de" style:font-style-asian="italic" style:font-weight-asian="normal" style:font-style-complex="italic" style:font-weight-complex="normal"/>
    </style:style>
    <style:style style:name="T30" style:family="text">
      <style:text-properties fo:color="#0066b3" fo:font-style="italic" fo:font-weight="normal" officeooo:rsid="0027c9a4" style:font-style-asian="italic" style:font-weight-asian="normal" style:font-style-complex="italic" style:font-weight-complex="normal"/>
    </style:style>
    <style:style style:name="T31" style:family="text">
      <style:text-properties fo:color="#0066b3" fo:font-style="italic" fo:font-weight="normal" officeooo:rsid="002b65dc" style:font-style-asian="italic" style:font-weight-asian="normal" style:font-style-complex="italic" style:font-weight-complex="normal"/>
    </style:style>
    <style:style style:name="T32" style:family="text">
      <style:text-properties fo:color="#0066b3" fo:font-weight="normal" style:font-weight-asian="normal" style:font-weight-complex="normal"/>
    </style:style>
    <style:style style:name="T33" style:family="text">
      <style:text-properties style:use-window-font-color="true" fo:font-weight="normal" style:font-weight-asian="normal" style:font-weight-complex="normal"/>
    </style:style>
    <style:style style:name="T34" style:family="text">
      <style:text-properties officeooo:rsid="002b65dc"/>
    </style:style>
    <style:style style:name="T35" style:family="text">
      <style:text-properties fo:color="#383838" fo:font-weight="normal" officeooo:rsid="00301f76" style:font-weight-asian="normal" style:font-weight-complex="normal"/>
    </style:style>
    <style:style style:name="T36" style:family="text">
      <style:text-properties style:font-size-asian="10.5pt" style:font-size-complex="12pt"/>
    </style:style>
    <style:style style:name="T37" style:family="text">
      <style:text-properties officeooo:rsid="0021903a" style:font-size-asian="10.5pt" style:font-size-complex="12pt"/>
    </style:style>
    <style:style style:name="T38" style:family="text">
      <style:text-properties officeooo:rsid="00377ae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studiantes</text:p>
      <text:p text:style-name="P27">Jeremy Rodríguez Solórzano - 201209131</text:p>
      <text:p text:style-name="P27">Christopher Arredondo Fallas - 2016094916</text:p>
      <text:p text:style-name="P27">Erick <text:s/>Muñoz Alvarado - <text:span text:style-name="T38">2016130685</text:span></text:p>
      <text:p text:style-name="P1"/>
      <text:p text:style-name="P1"/>
      <text:p text:style-name="P1">1. ¿Qué pasos debe seguir antes de escribir o leer de un puerto de entrada/salida general (GPIO)?</text:p>
      <text:p text:style-name="P3"/>
      <text:p text:style-name="P3">Se debe configurar el sistema operativo Linux para dar visibilidad a los puertos GPIO de la tarjeta.</text:p>
      <text:p text:style-name="P3"/>
      <text:p text:style-name="P3">Para hacer esto hay que exportar la información I/O desde el núcleo Linux, esto equivale a ejecutar comandos <text:span text:style-name="T16">destinados</text:span> a crear el acceso al hardware vía ficheros.</text:p>
      <text:p text:style-name="P4"/>
      <text:p text:style-name="P5"><text:span text:style-name="T5">Se acced</text:span><text:span text:style-name="T15">e al directorio </text:span><text:span text:style-name="Strong_20_Emphasis"><text:span text:style-name="T1">/sys/class/gpio</text:span></text:span><text:span text:style-name="Strong_20_Emphasis"><text:span text:style-name="T2"> donde, como usuario root, se añaden los pines necesarios, sus permisos y tipo:</text:span></text:span></text:p>
      <text:p text:style-name="P5"><text:span text:style-name="Strong_20_Emphasis"><text:span text:style-name="T2"/></text:span></text:p>
      <text:p text:style-name="P5"><text:span text:style-name="Strong_20_Emphasis"><text:span text:style-name="T2">Ejemplo:</text:span></text:span></text:p>
      <text:p text:style-name="P5"><text:span text:style-name="Strong_20_Emphasis"><text:span text:style-name="T2"/></text:span></text:p>
      <text:p text:style-name="P5"><text:span text:style-name="Strong_20_Emphasis"><text:span text:style-name="T2">Se exporta el </text:span></text:span><text:span text:style-name="Strong_20_Emphasis"><text:span text:style-name="T3">GPIO</text:span></text:span><text:span text:style-name="Strong_20_Emphasis"><text:span text:style-name="T2">14</text:span></text:span></text:p>
      <text:p text:style-name="P6">echo “14” &gt; <text:s/>/sys/class/gpio/export</text:p>
      <text:p text:style-name="P6"/>
      <text:p text:style-name="P8">Se le otorgan permisos</text:p>
      <text:p text:style-name="P7">chmod 777 -R /sys/class/gpio/gpio14</text:p>
      <text:p text:style-name="P7"/>
      <text:p text:style-name="P8">Se establece el pin como salida</text:p>
      <text:p text:style-name="P7">echo “out” &gt; /sys/class/gpio/gpio14/direction</text:p>
      <text:p text:style-name="P8"/>
      <text:p text:style-name="P8"/>
      <text:p text:style-name="P11">2. ¿Qué comando podría utilizar, bajo Linux, para escribir a un GPIO específico?</text:p>
      <text:p text:style-name="P13"/>
      <text:p text:style-name="P14">echo "0" &gt; /sys/class/gpio/gpio23/value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2"><text:soft-page-break/><text:span text:style-name="T36">Guía </text:span><text:span text:style-name="T37">para cross compilación de biblioteca</text:span></text:p>
      <text:p text:style-name="P16">1.<text:span text:style-name="T4"> Extraer archivo </text:span><text:span text:style-name="T21">Jeremy_Christopher_Erick_Eval_Tut_7</text:span><text:span text:style-name="T18">.tar.gz</text:span><text:span text:style-name="T4"> en </text:span><text:span text:style-name="T18">home/USUARIO</text:span></text:p>
      <text:p text:style-name="P16"><text:span text:style-name="T25">2.</text:span><text:span text:style-name="T14"> Ingresar a la carpeta </text:span><text:span text:style-name="T18">gpio_rasp</text:span><text:span text:style-name="T14"> extraída</text:span></text:p>
      <text:p text:style-name="P16"><text:span text:style-name="T25">3. </text:span><text:span text:style-name="T14">Abrir terminal dentro de </text:span><text:span text:style-name="T17">dicha</text:span><text:span text:style-name="T14"> carpeta</text:span></text:p>
      <text:p text:style-name="P16">Generación de script de configuración:</text:p>
      <text:p text:style-name="P16"><text:span text:style-name="T26">4</text:span>.<text:span text:style-name="T4"> </text:span><text:span text:style-name="T12">Dentro de la carpeta raíz (</text:span><text:span text:style-name="T20">gpio_rasp</text:span><text:span text:style-name="T12">) </text:span><text:span text:style-name="T13">e</text:span><text:span text:style-name="T6">jecutar el comando: </text:span><text:span text:style-name="T27">autoreconf --install</text:span></text:p>
      <text:p text:style-name="P19">Preparar instalación:</text:p>
      <text:p text:style-name="P17"><text:span text:style-name="T25">5.</text:span><text:span text:style-name="T14"> Crear carpeta </text:span><text:span text:style-name="T18">build</text:span><text:span text:style-name="T14"> dentro de <text:s/></text:span><text:span text:style-name="T19">gpio_rasp</text:span></text:p>
      <text:p text:style-name="P18">6.<text:span text:style-name="T4"> Ingresar a </text:span><text:span text:style-name="T18">build</text:span><text:span text:style-name="T4"> y crear carpeta </text:span><text:span text:style-name="T18">usr</text:span><text:span text:style-name="T4"> dentro de ella</text:span></text:p>
      <text:p text:style-name="P19">Configurar instalación:</text:p>
      <text:p text:style-name="P18">7.<text:span text:style-name="T4"> </text:span><text:span text:style-name="T8">Dentro de la carpeta </text:span><text:span text:style-name="T22">build</text:span><text:span text:style-name="T8">, e</text:span><text:span text:style-name="T7">jecutar comando: </text:span><text:span text:style-name="T29">source /opt/poky/2.5.1/environment-setup-cortexa7hf-neon-vfpv4-poky-linux-gnueabi</text:span></text:p>
      <text:p text:style-name="P20"><text:span text:style-name="T10">Nota: </text:span><text:span text:style-name="T4">Tomar en cuenta que la ruta dada </text:span><text:span text:style-name="T10">(</text:span><text:span text:style-name="T4">/</text:span><text:span text:style-name="T9">opt/poky/2.5.1/..</text:span><text:span text:style-name="T10">)</text:span><text:span text:style-name="T4"> puede variar en cada máquina, dependiendo de la versión de Yocto instalada)</text:span></text:p>
      <text:p text:style-name="P21">8.<text:span text:style-name="T4"> </text:span><text:span text:style-name="T13">Dentro de la carpeta build e</text:span><text:span text:style-name="T33">jecutar comando:</text:span><text:span text:style-name="T4"> </text:span><text:span text:style-name="T32">.</text:span><text:span text:style-name="T28">./configure --host=arm-poky-linux-gnueabi --prefix=/home/jerodso/</text:span><text:span text:style-name="T30">gpio_rasp</text:span><text:span text:style-name="T28">/build/usr</text:span></text:p>
      <text:p text:style-name="P23">Construir biblioteca:</text:p>
      <text:p text:style-name="P24">9.<text:span text:style-name="T4"> </text:span><text:span text:style-name="T35">Dentro de la carpeta build e</text:span><text:span text:style-name="T11">jecutar comando: </text:span><text:span text:style-name="T31">make</text:span></text:p>
      <text:p text:style-name="P25"><text:span text:style-name="T34">I</text:span>nstalar:</text:p>
      <text:p text:style-name="P26">10.<text:span text:style-name="T4"> </text:span><text:span text:style-name="T35">Dentro de la carpeta build e</text:span><text:span text:style-name="T4">jecutar comando: </text:span><text:span text:style-name="T28">make install</text:span></text:p>
      <text:p text:style-name="P12">Ejecutar programa:</text:p>
      <text:p text:style-name="P12">11.<text:span text:style-name="T4"> El archivo ejecutable se encuentra dentro de </text:span><text:span text:style-name="T18">gpio_rasp/build/usr/bin</text:span></text:p>
      <text:p text:style-name="P12"><text:span text:style-name="T23">12. </text:span><text:span text:style-name="T24">Ejecutar con: </text:span><text:span text:style-name="T28">./gpiotest</text:span></text:p>
      <text:p text:style-name="P28"/>
      <text:p text:style-name="P28"/>
      <text:p text:style-name="P10">Referencias:</text:p>
      <text:p text:style-name="P9"/>
      <text:p text:style-name="P9">[1] "Raspberry Pi y GPIO (1)", DIVERTEKA, 2013. [Online]. Available: http://www.diverteka.com/?p=1370. [Accessed: 02, Sep 2019]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enlo" svg:font-family="Menlo, Monaco, Consolas, 'Courier New', monospace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2T10:19:56.824705653</meta:creation-date>
    <meta:generator>LibreOffice/6.0.7.3$Linux_X86_64 LibreOffice_project/00m0$Build-3</meta:generator>
    <dc:date>2019-09-09T16:38:02.619001127</dc:date>
    <meta:editing-duration>PT1H21M58S</meta:editing-duration>
    <meta:editing-cycles>38</meta:editing-cycles>
    <meta:document-statistic meta:table-count="0" meta:image-count="0" meta:object-count="0" meta:page-count="2" meta:paragraph-count="39" meta:word-count="302" meta:character-count="2179" meta:non-whitespace-character-count="1916"/>
  </office:meta>
</office:document-meta>
</file>